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{titre}</text:p>
      <text:p text:style-name="P1"/>
      <text:p text:style-name="P2">Utilisateur :</text:p>
      <text:p text:style-name="P2"><text:tab/><text:span text:style-name="T1">Nom : ${utilisateur.nom}</text:span></text:p>
      <text:p text:style-name="P2"><text:span text:style-name="T1"><text:tab/>Prénom : ${utilisateur.prenom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oît Courtine</meta:initial-creator>
    <meta:creation-date>2010-10-14T12:24:41.43</meta:creation-date>
    <dc:date>2010-10-19T00:15:05</dc:date>
    <dc:creator>Benoît Courtine</dc:creator>
    <meta:editing-duration>PT00H11M49S</meta:editing-duration>
    <meta:editing-cycles>8</meta:editing-cycles>
    <meta:generator>OpenOffice.org/3.2$Unix OpenOffice.org_project/320m18$Build-9502</meta:generator>
    <meta:document-statistic meta:table-count="0" meta:image-count="0" meta:object-count="0" meta:page-count="1" meta:paragraph-count="4" meta:word-count="9" meta:character-count="77"/>
  </office:meta>
</office:document-meta>
</file>